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officeooo:rsid="0001ff67" officeooo:paragraph-rsid="0001ff67"/>
    </style:style>
    <style:style style:name="P2" style:family="paragraph" style:parent-style-name="Standard">
      <style:text-properties fo:language="en" fo:country="US" officeooo:rsid="0002d461" officeooo:paragraph-rsid="0002d461"/>
    </style:style>
    <style:style style:name="P3" style:family="paragraph" style:parent-style-name="Standard">
      <style:text-properties fo:language="en" fo:country="US" officeooo:rsid="0002d461" officeooo:paragraph-rsid="0007352a"/>
    </style:style>
    <style:style style:name="P4" style:family="paragraph" style:parent-style-name="Standard">
      <style:text-properties fo:language="en" fo:country="US" officeooo:rsid="0002d55d" officeooo:paragraph-rsid="0002d55d"/>
    </style:style>
    <style:style style:name="P5" style:family="paragraph" style:parent-style-name="Standard">
      <style:text-properties fo:language="en" fo:country="US" officeooo:rsid="0002d55d" officeooo:paragraph-rsid="0007352a"/>
    </style:style>
    <style:style style:name="P6" style:family="paragraph" style:parent-style-name="Standard">
      <style:text-properties fo:language="en" fo:country="US" officeooo:rsid="000329ec" officeooo:paragraph-rsid="000329ec"/>
    </style:style>
    <style:style style:name="P7" style:family="paragraph" style:parent-style-name="Standard">
      <style:text-properties fo:language="en" fo:country="US" officeooo:rsid="000329ec" officeooo:paragraph-rsid="0007352a"/>
    </style:style>
    <style:style style:name="P8" style:family="paragraph" style:parent-style-name="Standard">
      <style:text-properties fo:language="en" fo:country="US" fo:font-style="italic" fo:font-weight="bold" officeooo:rsid="000329ec" officeooo:paragraph-rsid="000329ec" style:font-style-asian="italic" style:font-weight-asian="bold" style:font-style-complex="italic" style:font-weight-complex="bold"/>
    </style:style>
    <style:style style:name="P9" style:family="paragraph" style:parent-style-name="Standard">
      <style:text-properties fo:language="en" fo:country="US" fo:font-style="italic" fo:font-weight="bold" officeooo:rsid="000329ec" officeooo:paragraph-rsid="0007352a" style:font-style-asian="italic" style:font-weight-asian="bold" style:font-style-complex="italic" style:font-weight-complex="bold"/>
    </style:style>
    <style:style style:name="P10" style:family="paragraph" style:parent-style-name="Standard">
      <style:text-properties fo:language="en" fo:country="US" fo:font-style="italic" fo:font-weight="bold" officeooo:rsid="0004fab8" officeooo:paragraph-rsid="0004fab8" style:font-style-asian="italic" style:font-weight-asian="bold" style:font-style-complex="italic" style:font-weight-complex="bold"/>
    </style:style>
    <style:style style:name="P11" style:family="paragraph" style:parent-style-name="Standard">
      <style:text-properties fo:language="en" fo:country="US" fo:font-style="italic" fo:font-weight="bold" officeooo:rsid="0004fab8" officeooo:paragraph-rsid="0007352a" style:font-style-asian="italic" style:font-weight-asian="bold" style:font-style-complex="italic" style:font-weight-complex="bold"/>
    </style:style>
    <style:style style:name="P12" style:family="paragraph" style:parent-style-name="Standard">
      <style:text-properties fo:language="en" fo:country="US" officeooo:rsid="0004fab8" officeooo:paragraph-rsid="0004fab8"/>
    </style:style>
    <style:style style:name="P13" style:family="paragraph" style:parent-style-name="Standard">
      <style:text-properties fo:language="en" fo:country="US" officeooo:rsid="0004fab8" officeooo:paragraph-rsid="0007352a"/>
    </style:style>
    <style:style style:name="P14" style:family="paragraph" style:parent-style-name="Standard">
      <style:text-properties fo:language="en" fo:country="US" officeooo:rsid="0004fab8" officeooo:paragraph-rsid="00098cd5"/>
    </style:style>
    <style:style style:name="P15" style:family="paragraph" style:parent-style-name="Standard">
      <style:text-properties fo:language="en" fo:country="US" officeooo:rsid="00054667" officeooo:paragraph-rsid="00054667"/>
    </style:style>
    <style:style style:name="P16" style:family="paragraph" style:parent-style-name="Standard">
      <style:text-properties fo:language="en" fo:country="US" officeooo:rsid="00054667" officeooo:paragraph-rsid="0007352a"/>
    </style:style>
    <style:style style:name="P17" style:family="paragraph" style:parent-style-name="Standard">
      <style:text-properties fo:language="en" fo:country="US" fo:font-style="normal" fo:font-weight="normal" officeooo:rsid="0007352a" officeooo:paragraph-rsid="0007352a" style:font-style-asian="normal" style:font-weight-asian="normal" style:font-style-complex="normal" style:font-weight-complex="normal"/>
    </style:style>
    <style:style style:name="P18" style:family="paragraph" style:parent-style-name="Standard">
      <style:text-properties fo:language="en" fo:country="US" fo:font-style="normal" fo:font-weight="normal" officeooo:rsid="00098cd5" officeooo:paragraph-rsid="00098cd5" style:font-style-asian="normal" style:font-weight-asian="normal" style:font-style-complex="normal" style:font-weight-complex="normal"/>
    </style:style>
    <style:style style:name="P19" style:family="paragraph" style:parent-style-name="Standard">
      <style:text-properties fo:language="en" fo:country="US" fo:font-style="normal" fo:font-weight="normal" officeooo:rsid="000bf79a" officeooo:paragraph-rsid="00098cd5" style:font-style-asian="normal" style:font-weight-asian="normal" style:font-style-complex="normal" style:font-weight-complex="normal"/>
    </style:style>
    <style:style style:name="P20" style:family="paragraph" style:parent-style-name="Text_20_body">
      <style:text-properties officeooo:rsid="0001ff67" officeooo:paragraph-rsid="0001ff67"/>
    </style:style>
    <style:style style:name="P21" style:family="paragraph" style:parent-style-name="Text_20_body">
      <style:text-properties style:font-name="Courier New" officeooo:rsid="0001ff67" officeooo:paragraph-rsid="0001ff67"/>
    </style:style>
    <style:style style:name="P22" style:family="paragraph" style:parent-style-name="Standard">
      <style:text-properties fo:language="en" fo:country="US" fo:font-style="normal" fo:font-weight="normal" officeooo:rsid="00107ec9" officeooo:paragraph-rsid="00107ec9" style:font-style-asian="normal" style:font-weight-asian="normal" style:font-style-complex="normal" style:font-weight-complex="normal"/>
    </style:style>
    <style:style style:name="P23" style:family="paragraph" style:parent-style-name="Standard">
      <style:text-properties fo:language="en" fo:country="US" fo:font-style="normal" fo:font-weight="normal" officeooo:rsid="00133de1" officeooo:paragraph-rsid="00133de1" style:font-style-asian="normal" style:font-weight-asian="normal" style:font-style-complex="normal" style:font-weight-complex="normal"/>
    </style:style>
    <style:style style:name="P24" style:family="paragraph" style:parent-style-name="Standard">
      <style:text-properties fo:language="en" fo:country="US" fo:font-style="normal" fo:font-weight="normal" officeooo:rsid="00149dd1" officeooo:paragraph-rsid="00149dd1" style:font-style-asian="normal" style:font-weight-asian="normal" style:font-style-complex="normal" style:font-weight-complex="normal"/>
    </style:style>
    <style:style style:name="P25" style:family="paragraph" style:parent-style-name="Standard">
      <style:text-properties fo:language="en" fo:country="US" officeooo:rsid="000329ec" officeooo:paragraph-rsid="0007352a"/>
    </style:style>
    <style:style style:name="P26" style:family="paragraph" style:parent-style-name="Standard">
      <style:text-properties fo:language="en" fo:country="US" officeooo:rsid="000329ec" officeooo:paragraph-rsid="00107ec9"/>
    </style:style>
    <style:style style:name="P27" style:family="paragraph" style:parent-style-name="Standard">
      <style:text-properties fo:language="en" fo:country="US" fo:font-style="italic" fo:font-weight="bold" officeooo:rsid="000329ec" officeooo:paragraph-rsid="0007352a" style:font-style-asian="italic" style:font-weight-asian="bold" style:font-style-complex="italic" style:font-weight-complex="bold"/>
    </style:style>
    <style:style style:name="P28" style:family="paragraph" style:parent-style-name="Standard">
      <style:text-properties fo:language="en" fo:country="US" fo:font-style="italic" fo:font-weight="bold" officeooo:rsid="000329ec" officeooo:paragraph-rsid="00107ec9" style:font-style-asian="italic" style:font-weight-asian="bold" style:font-style-complex="italic" style:font-weight-complex="bold"/>
    </style:style>
    <style:style style:name="P29" style:family="paragraph" style:parent-style-name="Standard">
      <style:text-properties fo:language="en" fo:country="US" fo:font-style="italic" fo:font-weight="bold" officeooo:rsid="0004fab8" officeooo:paragraph-rsid="0007352a" style:font-style-asian="italic" style:font-weight-asian="bold" style:font-style-complex="italic" style:font-weight-complex="bold"/>
    </style:style>
    <style:style style:name="P30" style:family="paragraph" style:parent-style-name="Standard">
      <style:text-properties fo:language="en" fo:country="US" fo:font-style="italic" fo:font-weight="bold" officeooo:rsid="0004fab8" officeooo:paragraph-rsid="00107ec9" style:font-style-asian="italic" style:font-weight-asian="bold" style:font-style-complex="italic" style:font-weight-complex="bold"/>
    </style:style>
    <style:style style:name="P31" style:family="paragraph" style:parent-style-name="Standard">
      <style:text-properties fo:language="en" fo:country="US" officeooo:rsid="0002d461" officeooo:paragraph-rsid="00107ec9"/>
    </style:style>
    <style:style style:name="P32" style:family="paragraph" style:parent-style-name="Standard">
      <style:text-properties fo:language="en" fo:country="US" officeooo:rsid="0004fab8" officeooo:paragraph-rsid="0007352a"/>
    </style:style>
    <style:style style:name="P33" style:family="paragraph" style:parent-style-name="Standard">
      <style:text-properties fo:language="en" fo:country="US" officeooo:rsid="0004fab8" officeooo:paragraph-rsid="00107ec9"/>
    </style:style>
    <style:style style:name="P34" style:family="paragraph" style:parent-style-name="Standard">
      <style:text-properties fo:language="en" fo:country="US" officeooo:rsid="0004fab8" officeooo:paragraph-rsid="00133de1"/>
    </style:style>
    <style:style style:name="P35" style:family="paragraph" style:parent-style-name="Standard">
      <style:text-properties fo:language="en" fo:country="US" officeooo:rsid="0002d55d" officeooo:paragraph-rsid="00107ec9"/>
    </style:style>
    <style:style style:name="P36" style:family="paragraph" style:parent-style-name="Heading_20_2">
      <style:text-properties officeooo:paragraph-rsid="0007352a"/>
    </style:style>
    <style:style style:name="P37" style:family="paragraph" style:parent-style-name="Heading_20_2">
      <style:text-properties officeooo:paragraph-rsid="00107ec9"/>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loext:graphic-properties draw:fill="solid" draw:fill-color="#eeeeee"/>
    </style:style>
    <style:style style:name="P41" style:family="paragraph">
      <style:text-properties style:font-name="Courier New"/>
    </style:style>
    <style:style style:name="P42" style:family="paragraph">
      <loext:graphic-properties draw:fill="solid" draw:fill-color="#eeeeee"/>
      <style:text-properties style:font-name="Courier New"/>
    </style:style>
    <style:style style:name="T1" style:family="text">
      <style:text-properties officeooo:rsid="0002d461"/>
    </style:style>
    <style:style style:name="T2" style:family="text">
      <style:text-properties officeooo:rsid="0002d55d"/>
    </style:style>
    <style:style style:name="T3" style:family="text">
      <style:text-properties officeooo:rsid="0004fab8"/>
    </style:style>
    <style:style style:name="T4" style:family="text">
      <style:text-properties style:font-name="Courier New"/>
    </style:style>
    <style:style style:name="T5" style:family="text">
      <style:text-properties style:font-name="Courier New" officeooo:rsid="0007352a"/>
    </style:style>
    <style:style style:name="T6" style:family="text">
      <style:text-properties style:font-name="Courier New" officeooo:rsid="00098cd5"/>
    </style:style>
    <style:style style:name="T7" style:family="text">
      <style:text-properties style:font-name="Courier New" officeooo:rsid="00133de1"/>
    </style:style>
    <style:style style:name="T8" style:family="text">
      <style:text-properties officeooo:rsid="00054667"/>
    </style:style>
    <style:style style:name="T9" style:family="text">
      <style:text-properties officeooo:rsid="0007352a"/>
    </style:style>
    <style:style style:name="T10" style:family="text">
      <style:text-properties fo:font-style="italic" style:font-style-asian="italic" style:font-style-complex="italic"/>
    </style:style>
    <style:style style:name="T11" style:family="text">
      <style:text-properties fo:font-style="italic" officeooo:rsid="0007352a"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04fab8" style:font-style-asian="italic" style:font-weight-asian="bold" style:font-style-complex="italic" style:font-weight-complex="bold"/>
    </style:style>
    <style:style style:name="T14" style:family="text">
      <style:text-properties officeooo:rsid="00098cd5"/>
    </style:style>
    <style:style style:name="T15" style:family="text">
      <style:text-properties officeooo:rsid="000d93ab"/>
    </style:style>
    <style:style style:name="T16" style:family="text">
      <style:text-properties officeooo:rsid="00107ec9"/>
    </style:style>
    <style:style style:name="T17" style:family="text">
      <style:text-properties officeooo:rsid="00133de1"/>
    </style:style>
    <style:style style:name="T18" style:family="text">
      <style:text-properties officeooo:rsid="00149dd1"/>
    </style:style>
    <style:style style:name="T19" style:family="text">
      <style:text-properties fo:color="#008000"/>
    </style:style>
    <style:style style:name="T20" style:family="text">
      <style:text-properties fo:color="#000000"/>
    </style:style>
    <style:style style:name="T21" style:family="text">
      <style:text-properties fo:color="#0000ff"/>
    </style:style>
    <style:style style:name="T22" style:family="text">
      <style:text-properties fo:color="#666666"/>
    </style:style>
    <style:style style:name="T23" style:family="text">
      <style:text-properties fo:color="#7d9029"/>
    </style:style>
    <style:style style:name="T24" style:family="text">
      <style:text-properties fo:color="#ba2121"/>
    </style:style>
    <style:style style:name="T25" style:family="text">
      <style:text-properties fo:color="#bc7a00"/>
    </style:style>
    <style:style style:name="T26" style:family="text">
      <style:text-properties fo:color="#000000" style:font-name="Courier New"/>
    </style:style>
    <style:style style:name="T27" style:family="text">
      <style:text-properties fo:color="#008000" style:font-name="Courier New"/>
    </style:style>
    <style:style style:name="T28" style:family="text">
      <style:text-properties fo:color="#ba2121" style:font-name="Courier New"/>
    </style:style>
    <style:style style:name="T29" style:family="text">
      <style:text-properties fo:color="#666666" style:font-name="Courier New"/>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solid" draw:fill-color="#eeeeee" fo:min-height="6.006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eeeee" fo:min-height="2.748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fo:min-height="5.874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uln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359_899089803" text:style-name="Index_20_Link" text:visited-style-name="Index_20_Link">Introduction<text:tab/>1</text:a></text:p>
          <text:p text:style-name="P39"><text:a xlink:type="simple" xlink:href="#__RefHeading___Toc361_899089803" text:style-name="Index_20_Link" text:visited-style-name="Index_20_Link">Building the application<text:tab/>1</text:a></text:p>
          <text:p text:style-name="P39"><text:a xlink:type="simple" xlink:href="#__RefHeading___Toc363_899089803" text:style-name="Index_20_Link" text:visited-style-name="Index_20_Link">Accessing the API via Postman<text:tab/>2</text:a></text:p>
          <text:p text:style-name="P39"><text:a xlink:type="simple" xlink:href="#__RefHeading___Toc365_899089803" text:style-name="Index_20_Link" text:visited-style-name="Index_20_Link">Exercises<text:tab/>2</text:a></text:p>
          <text:p text:style-name="P38"><text:a xlink:type="simple" xlink:href="#__RefHeading___Toc367_899089803" text:style-name="Index_20_Link" text:visited-style-name="Index_20_Link">Exercise 1 – Find users of the app and their passwords<text:tab/>2</text:a></text:p>
          <text:p text:style-name="P38"><text:a xlink:type="simple" xlink:href="#__RefHeading___Toc369_899089803" text:style-name="Index_20_Link" text:visited-style-name="Index_20_Link">Exercise 2 - log in to the application<text:tab/>2</text:a></text:p>
          <text:p text:style-name="P38"><text:a xlink:type="simple" xlink:href="#__RefHeading___Toc371_899089803" text:style-name="Index_20_Link" text:visited-style-name="Index_20_Link">Exercise 3 – change another user's password<text:tab/>3</text:a></text:p>
          <text:p text:style-name="P38"><text:a xlink:type="simple" xlink:href="#__RefHeading___Toc373_899089803" text:style-name="Index_20_Link" text:visited-style-name="Index_20_Link">Exercise 4 –<text:tab/>4</text:a></text:p>
          <text:p text:style-name="P38"><text:a xlink:type="simple" xlink:href="#__RefHeading___Toc375_899089803" text:style-name="Index_20_Link" text:visited-style-name="Index_20_Link">Exercise 5 –<text:tab/>4</text:a></text:p>
          <text:p text:style-name="P38"><text:a xlink:type="simple" xlink:href="#__RefHeading___Toc377_899089803" text:style-name="Index_20_Link" text:visited-style-name="Index_20_Link">Exercise 6 –<text:tab/>4</text:a></text:p>
        </text:index-body>
      </text:table-of-content>
      <text:h text:style-name="Heading_20_1" text:outline-level="1"><text:bookmark-start text:name="__RefHeading___Toc359_899089803"/>Introduction<text:bookmark-end text:name="__RefHeading___Toc359_899089803"/></text:h>
      <text:p text:style-name="P1">Javulna is an intentionally vulnerable Java application. It is created for educational purposes. It is intended mainly for Java developers.</text:p>
      <text:p text:style-name="P2">Javulna is a movie-related application, where you can log in and out, read information about movies, buy movie-related objects, send messages to other users of the application, etc. The functionalities are far from complete or coherent, they just serve the purpose of demonstrating specific vulnerabilities.</text:p>
      <text:p text:style-name="P1">This document contains exercises which can be done with Javulna to understand how to exploit and how to fix specific vulnerabilities.</text:p>
      <text:h text:style-name="Heading_20_1" text:outline-level="1"><text:bookmark-start text:name="__RefHeading___Toc361_899089803"/>Building the application<text:bookmark-end text:name="__RefHeading___Toc361_899089803"/></text:h>
      <text:p text:style-name="P20">Javulna is a standard Spring Boot application, built with Maven.</text:p>
      <text:p text:style-name="P20">You can build the project with:</text:p>
      <text:p text:style-name="P21">mvn clean install</text:p>
      <text:p text:style-name="P20">Than you can run it with </text:p>
      <text:p text:style-name="P21">java -jar target/javulna-1.0-SNAPSHOT.jar</text:p>
      <text:p text:style-name="P20">This will start an embedded Tomcat, and run the app. If you want to change the port of the embedded Tomcat to 8089 (default is 8080):</text:p>
      <text:p text:style-name="P21">java -jar target/javulna-1.0-SNAPSHOT.jar --server.port=8089</text:p>
      <text:p text:style-name="P20">If you want to debug it:</text:p>
      <text:p text:style-name="P21">java -Xdebug -Xrunjdwp:server=y,transport=dt_socket_address=5005,suspend=n -jar target/javulna-1.0-SNAPSHOT.jar</text:p>
      <text:p text:style-name="P20">Alternatively you can run (and debug) the project from your preferred IDE by simply running the Application.java class.</text:p>
      <text:h text:style-name="Heading_20_1" text:outline-level="1"><text:bookmark-start text:name="__RefHeading___Toc363_899089803"/><text:soft-page-break/>Accessing the API via Postman<text:bookmark-end text:name="__RefHeading___Toc363_899089803"/></text:h>
      <text:p text:style-name="P1">Javulna in itself does not contain any user interface (except a default login page and an empty index.html). It is a RESTfull application accepting http requests and responding JSON strings. In the doc folder you can find a <text:span text:style-name="T1">P</text:span>ostman <text:span text:style-name="T1">c</text:span>ollection export. We suggest you to install Postman on your device and <text:span text:style-name="T1">import this collection, since it helps you a lot with starting the exercises.</text:span></text:p>
      <text:h text:style-name="Heading_20_1" text:outline-level="1"><text:bookmark-start text:name="__RefHeading___Toc365_899089803"/>Exercises<text:bookmark-end text:name="__RefHeading___Toc365_899089803"/></text:h>
      <text:h text:style-name="Heading_20_2" text:outline-level="2"><text:bookmark-start text:name="__RefHeading___Toc367_899089803"/>Exercise 1 – Find <text:span text:style-name="T1">users of the app and their passwords</text:span><text:bookmark-end text:name="__RefHeading___Toc367_899089803"/></text:h>
      <text:p text:style-name="P8"><text:span text:style-name="T3">Short </text:span>Description</text:p>
      <text:p text:style-name="P6">The list of the movies of the application is accessible by all users (including anonymous <text:span text:style-name="T8">users</text:span> too). Find a vulnerability in this service and exploit it, so that you <text:span text:style-name="T3">can see all</text:span> users of the application and their passwords!</text:p>
      <text:p text:style-name="P6"/>
      <text:p text:style-name="P8">Service endpoint</text:p>
      <text:p text:style-name="P2">On the /rest/users endpoint you can list movies of the database. This endpoint is accessible to anonymous (not logged in) users too.</text:p>
      <text:p text:style-name="P12"><text:span text:style-name="T10">Request Method:</text:span> <text:span text:style-name="T4">GET</text:span></text:p>
      <text:p text:style-name="P12"><text:span text:style-name="T10">URL:</text:span> <text:span text:style-name="T4">/rest/movie?title=&lt;title&gt;&amp;description=&lt;desc&gt;&amp;genre=&lt;genre&gt;&amp;id=&lt;id&gt;</text:span> (none of the request parameters are mandatory)</text:p>
      <text:p text:style-name="P12">Response: a JSON containg movies which fulfill the search conditions</text:p>
      <text:p text:style-name="P2"/>
      <text:p text:style-name="P8">Postman request</text:p>
      <text:p text:style-name="P2">With Postman check the List Movies request in the Javulna collection to see how it works!</text:p>
      <text:p text:style-name="P2"/>
      <text:p text:style-name="P10">Detailed description</text:p>
      <text:p text:style-name="P2">The service behind this endpoint is vulnerable to one of the most classic exploit of programming. Find the vulnerability, and exploit it so that you can get users and their passwords from the database! <text:span text:style-name="T2">(Hint: The table containing the users' data is called APPUSER.) </text:span></text:p>
      <text:p text:style-name="P4">When you are done, check the source code (MovieService.findMovie) and fix it. </text:p>
      <text:p text:style-name="P4">Discuss what could be the developers motivation creating this code!</text:p>
      <text:h text:style-name="Heading_20_2" text:outline-level="2"><text:bookmark-start text:name="__RefHeading___Toc369_899089803"/>Exercise 2 - log in to the application<text:bookmark-end text:name="__RefHeading___Toc369_899089803"/></text:h>
      <text:p text:style-name="P15"/>
      <text:p text:style-name="P9"><text:span text:style-name="T3">Short </text:span>Description</text:p>
      <text:p text:style-name="P16">Using the usernames and passwords discovered in the previous exercise log in to the application. <text:span text:style-name="T9">There is no hacking involved here, this step is only necessary so that you can continue with the next exercises.</text:span></text:p>
      <text:p text:style-name="P7"/>
      <text:p text:style-name="P9">Service endpoint</text:p>
      <text:p text:style-name="P3">On the /rest/users endpoint you can list movies of the database. This endpoint is accessible to anonymous (not logged in) users too.</text:p>
      <text:p text:style-name="P13"><text:span text:style-name="T10">Request Method:</text:span> <text:span text:style-name="T5">POST</text:span></text:p>
      <text:p text:style-name="P13"><text:span text:style-name="T10">URL:</text:span> <text:span text:style-name="T4">/</text:span><text:span text:style-name="T5">login</text:span></text:p>
      <text:p text:style-name="P13"><text:span text:style-name="T11">Request body:</text:span><text:span text:style-name="T9"> username, password fields</text:span></text:p>
      <text:p text:style-name="P13">Response: a JSON containg <text:span text:style-name="T9">the name of the logged in user and a cookie which can be used for subsequent authentication</text:span></text:p>
      <text:p text:style-name="P3"/>
      <text:p text:style-name="P9"><text:soft-page-break/>Postman request</text:p>
      <text:p text:style-name="P17">Use the login request in the Javulna collection (Postman will automatically submit the cookie with the following requests)</text:p>
      <text:h text:style-name="Heading_20_2" text:outline-level="2"><text:bookmark-start text:name="__DdeLink__3_2139200493"/><text:bookmark-start text:name="__RefHeading___Toc371_899089803"/>Exercise 3 – <text:span text:style-name="T14">change another user's password</text:span><text:bookmark-end text:name="__RefHeading___Toc371_899089803"/></text:h>
      <text:p text:style-name="P7"><text:span text:style-name="T13">Short </text:span><text:span text:style-name="T12">Description</text:span></text:p>
      <text:p text:style-name="P18">The application contains a password change functionality. Abuse it to change another user's password!</text:p>
      <text:p text:style-name="P7"/>
      <text:p text:style-name="P9">Service endpoint</text:p>
      <text:p text:style-name="P3"/>
      <text:p text:style-name="P13"><text:span text:style-name="T10">Request Method:</text:span> <text:span text:style-name="T4">GET</text:span></text:p>
      <text:p text:style-name="P14"><text:span text:style-name="T10">URL:</text:span> <text:span text:style-name="T4">/rest</text:span><text:span text:style-name="T6">/user/password?user=Yoda&amp;oldPassword=&lt;old_password&gt;&amp;newPassword=&lt;new_password&gt;</text:span><text:span text:style-name="T4">/</text:span></text:p>
      <text:p text:style-name="P13">Response: <text:s/><text:span text:style-name="T14">Ok or Not ok</text:span></text:p>
      <text:p text:style-name="P3"/>
      <text:p text:style-name="P9">Postman request</text:p>
      <text:p text:style-name="P18">Change password</text:p>
      <text:p text:style-name="P3"/>
      <text:p text:style-name="P11">Detailed description</text:p>
      <text:p text:style-name="P18">The change password service first creates a password-change xml to call a remote password change service with it (in reality the remote service does nothing remotely, just parses the xml and changes the password locally).</text:p>
      <text:p text:style-name="P18">Find a vulnerability within this service!</text:p>
      <text:p text:style-name="P19">This is how the password se<text:span text:style-name="T15">rvice creates the xml file:</text:span></text:p>
      <text:p text:style-name="P19"><draw:frame text:anchor-type="paragraph" draw:z-index="0" draw:name="Shape1" draw:style-name="gr1" draw:text-style-name="P40" svg:width="17.49cm" svg:height="6.007cm" svg:x="0.099cm" svg:y="0.377cm"><draw:text-box><text:p><text:span text:style-name="T19">private</text:span><text:span text:style-name="T20"> String </text:span><text:span text:style-name="T21">createXml</text:span><text:span text:style-name="T22">(</text:span><text:span text:style-name="T20">String name</text:span><text:span text:style-name="T22">,</text:span><text:span text:style-name="T20"> String newPassword</text:span><text:span text:style-name="T22">)</text:span><text:span text:style-name="T20"> </text:span><text:span text:style-name="T22">{</text:span></text:p><text:p><text:span text:style-name="T20"><text:s text:c="4"/></text:span><text:span text:style-name="T19">try</text:span><text:span text:style-name="T20"> </text:span><text:span text:style-name="T22">{</text:span></text:p><text:p><text:span text:style-name="T20"><text:s text:c="8"/></text:span><text:span text:style-name="T20">String xmlString </text:span><text:span text:style-name="T22">=</text:span><text:span text:style-name="T20"> IOUtils</text:span><text:span text:style-name="T22">.</text:span><text:span text:style-name="T23">toString</text:span><text:span text:style-name="T22">(</text:span><text:span text:style-name="T20">getClass</text:span><text:span text:style-name="T22">().</text:span><text:span text:style-name="T23">getClassLoader</text:span><text:span text:style-name="T22">().</text:span><text:span text:style-name="T23">getResourceAsStream</text:span><text:span text:style-name="T22">(</text:span><text:span text:style-name="T24">"xml/PasswordChange.xml"</text:span><text:span text:style-name="T22">),</text:span><text:span text:style-name="T20"> </text:span><text:span text:style-name="T24">"UTF-8"</text:span><text:span text:style-name="T22">);</text:span></text:p><text:p><text:span text:style-name="T20"><text:s text:c="8"/></text:span><text:span text:style-name="T20">xmlString </text:span><text:span text:style-name="T22">=</text:span><text:span text:style-name="T20"> xmlString</text:span><text:span text:style-name="T22">.</text:span><text:span text:style-name="T23">replaceAll</text:span><text:span text:style-name="T22">(</text:span><text:span text:style-name="T24">"PWD_TO_REPLACE"</text:span><text:span text:style-name="T22">,</text:span><text:span text:style-name="T20"> newPassword</text:span><text:span text:style-name="T22">);</text:span></text:p><text:p><text:span text:style-name="T20"><text:s text:c="8"/></text:span><text:span text:style-name="T20">xmlString </text:span><text:span text:style-name="T22">=</text:span><text:span text:style-name="T20"> xmlString</text:span><text:span text:style-name="T22">.</text:span><text:span text:style-name="T23">replaceAll</text:span><text:span text:style-name="T22">(</text:span><text:span text:style-name="T24">"USERNAME_TO_REPLACE"</text:span><text:span text:style-name="T22">,</text:span><text:span text:style-name="T20"> name</text:span><text:span text:style-name="T22">);</text:span></text:p><text:p><text:span text:style-name="T20"><text:s text:c="8"/></text:span><text:span text:style-name="T19">return</text:span><text:span text:style-name="T20"> xmlString</text:span><text:span text:style-name="T22">;</text:span></text:p><text:p><text:span text:style-name="T20"><text:s text:c="4"/></text:span><text:span text:style-name="T22">}</text:span><text:span text:style-name="T20"> </text:span><text:span text:style-name="T19">catch</text:span><text:span text:style-name="T20"> </text:span><text:span text:style-name="T22">(</text:span><text:span text:style-name="T20">IOException ex</text:span><text:span text:style-name="T22">)</text:span><text:span text:style-name="T20"> </text:span><text:span text:style-name="T22">{</text:span></text:p><text:p><text:span text:style-name="T20"><text:s text:c="8"/></text:span><text:span text:style-name="T19">throw</text:span><text:span text:style-name="T20"> </text:span><text:span text:style-name="T19">new</text:span><text:span text:style-name="T20"> RuntimeException</text:span><text:span text:style-name="T22">(</text:span><text:span text:style-name="T20">ex</text:span><text:span text:style-name="T22">);</text:span></text:p><text:p><text:span text:style-name="T20"><text:s text:c="4"/></text:span><text:span text:style-name="T22">}</text:span></text:p><text:p><text:span text:style-name="T22">}</text:span></text:p></draw:text-box></draw:frame></text:p>
      <text:p text:style-name="P22">The PasswordChange.xml looks like this:</text:p>
      <text:p text:style-name="P22"><draw:frame text:anchor-type="paragraph" draw:z-index="1" draw:name="Shape1" draw:style-name="gr2" draw:text-style-name="P40" svg:width="17.49cm" svg:height="2.749cm" svg:x="0.099cm" svg:y="0.377cm"><draw:text-box><text:p><text:span text:style-name="T25">&lt;?xml version="1.0" encoding="UTF-8"?&gt;</text:span></text:p><text:p><text:span text:style-name="T19">&lt;PasswrodChange&gt;</text:span></text:p><text:p><text:span text:style-name="T20"><text:s text:c="4"/></text:span><text:span text:style-name="T19">&lt;pwd&gt;</text:span><text:span text:style-name="T20">PWD_TO_REPLACE</text:span><text:span text:style-name="T19">&lt;/pwd&gt;</text:span></text:p><text:p><text:span text:style-name="T20"><text:s text:c="4"/></text:span><text:span text:style-name="T19">&lt;userName&gt;</text:span><text:span text:style-name="T20">USERNAME_TO_REPLACE</text:span><text:span text:style-name="T19">&lt;/userName&gt;</text:span><text:span text:style-name="T20"> </text:span></text:p><text:p><text:span text:style-name="T19">&lt;/PasswrodChange&gt;</text:span></text:p></draw:text-box></draw:frame>After the exploit fix the vulnerability within the code.</text:p>
      <text:p text:style-name="P5"><text:bookmark-end text:name="__DdeLink__3_2139200493"/></text:p>
      <text:h text:style-name="P36" text:outline-level="2"><text:bookmark-start text:name="__RefHeading___Toc373_899089803"/>Exercise <text:span text:style-name="T9">4</text:span> – <text:span text:style-name="T17">Buy cheaper</text:span><text:bookmark-end text:name="__RefHeading___Toc373_899089803"/></text:h>
      <text:p text:style-name="P7"><text:span text:style-name="T13">Short </text:span><text:span text:style-name="T12">Description</text:span></text:p>
      <text:p text:style-name="P23"><text:soft-page-break/>You can buy movie-related objects with the application. Each object have a name, a descriptio<text:span text:style-name="T18">n</text:span> and a price. Try to by something for cheaper than the original price!</text:p>
      <text:p text:style-name="P7"/>
      <text:p text:style-name="P9">Service endpoint</text:p>
      <text:p text:style-name="P3"/>
      <text:p text:style-name="P13"><text:span text:style-name="T10">Request Method:</text:span> <text:span text:style-name="T7">PUT</text:span></text:p>
      <text:p text:style-name="P13"><text:span text:style-name="T10">URL:</text:span> <text:span text:style-name="T4">/rest/</text:span><text:span text:style-name="T7">order</text:span></text:p>
      <text:p text:style-name="P34"><text:span text:style-name="T17">Body: a JSON string containing the order</text:span></text:p>
      <text:p text:style-name="P34"><draw:frame text:anchor-type="paragraph" draw:z-index="2" draw:name="Shape2" draw:style-name="gr3" draw:text-style-name="P42" svg:width="12.304cm" svg:height="5.875cm" svg:x="0.787cm" svg:y="0.164cm"><draw:text-box><text:p text:style-name="P41"><text:span text:style-name="T26">{</text:span></text:p><text:p text:style-name="P41"><text:span text:style-name="T26"><text:tab/></text:span><text:span text:style-name="T27">"orderItems"</text:span><text:span text:style-name="T26">: [{</text:span></text:p><text:p text:style-name="P41"><text:span text:style-name="T26"><text:tab/></text:span><text:span text:style-name="T26"><text:tab/></text:span><text:span text:style-name="T26"><text:tab/></text:span><text:span text:style-name="T27">"movieObject</text:span><text:span text:style-name="T27">Id"</text:span><text:span text:style-name="T26">: </text:span><text:span text:style-name="T28">"&lt;id&gt;"</text:span><text:span text:style-name="T26">,</text:span></text:p><text:p text:style-name="P41"><text:span text:style-name="T26"><text:tab/></text:span><text:span text:style-name="T26"><text:tab/></text:span><text:span text:style-name="T26"><text:tab/></text:span><text:span text:style-name="T27">"nrOfItemsOr</text:span><text:span text:style-name="T27">dered"</text:span><text:span text:style-name="T26">: </text:span><text:span text:style-name="T29">&lt;Number of </text:span><text:span text:style-name="T29">items&gt;</text:span></text:p><text:p text:style-name="P41"><text:span text:style-name="T26"><text:tab/></text:span><text:span text:style-name="T26"><text:tab/></text:span><text:span text:style-name="T26">},</text:span></text:p><text:p text:style-name="P41"><text:span text:style-name="T26"><text:tab/></text:span><text:span text:style-name="T26"><text:tab/></text:span><text:span text:style-name="T26">{</text:span></text:p><text:p text:style-name="P41"><text:span text:style-name="T26"><text:tab/></text:span><text:span text:style-name="T26"><text:tab/></text:span><text:span text:style-name="T26"><text:tab/></text:span><text:span text:style-name="T27">"movieObject</text:span><text:span text:style-name="T27">Id"</text:span><text:span text:style-name="T26">: </text:span><text:span text:style-name="T28">"&lt;id&gt;"</text:span><text:span text:style-name="T26">,</text:span></text:p><text:p text:style-name="P41"><text:span text:style-name="T26"><text:tab/></text:span><text:span text:style-name="T26"><text:tab/></text:span><text:span text:style-name="T26"><text:tab/></text:span><text:span text:style-name="T27">"nrOfItemsOr</text:span><text:span text:style-name="T27">dered"</text:span><text:span text:style-name="T26">: </text:span><text:span text:style-name="T29">&lt;Number of </text:span><text:span text:style-name="T29">items&gt;</text:span></text:p><text:p text:style-name="P41"><text:span text:style-name="T26"><text:tab/></text:span><text:span text:style-name="T26"><text:tab/></text:span><text:span text:style-name="T26">}</text:span></text:p><text:p text:style-name="P41"><text:span text:style-name="T26"><text:tab/></text:span><text:span text:style-name="T26">]</text:span></text:p><text:p text:style-name="P41"><text:span text:style-name="T26">}</text:span></text:p></draw:text-box></draw:frame><text:tab/></text:p>
      <text:p text:style-name="P34">Response: <text:span text:style-name="T18">a JSON containing the details of the order and the final price.</text:span></text:p>
      <text:p text:style-name="P3"/>
      <text:p text:style-name="P9">Postman request</text:p>
      <text:p text:style-name="P24">Use the “Buy movie objects” request to place an order and the “List buyable movie objects” request to see what you can buy!<text:tab/></text:p>
      <text:p text:style-name="P3"/>
      <text:p text:style-name="P11">Detailed description</text:p>
      <text:p text:style-name="P24">Find a way to buy something for a cheaper price than intended!</text:p>
      <text:p text:style-name="P24">After you found the vulerability, fix the code!</text:p>
      <text:h text:style-name="P37" text:outline-level="2"><text:bookmark-start text:name="__RefHeading___Toc375_899089803"/>Exercise <text:span text:style-name="T16">5</text:span> – <text:bookmark-end text:name="__RefHeading___Toc375_899089803"/></text:h>
      <text:p text:style-name="P26"><text:span text:style-name="T13">Short </text:span><text:span text:style-name="T12">Description</text:span></text:p>
      <text:p text:style-name="P26"/>
      <text:p text:style-name="P28">Service endpoint</text:p>
      <text:p text:style-name="P31"/>
      <text:p text:style-name="P33"><text:span text:style-name="T10">Request Method:</text:span> <text:span text:style-name="T4">GET</text:span></text:p>
      <text:p text:style-name="P33"><text:span text:style-name="T10">URL:</text:span> <text:span text:style-name="T4">/rest/</text:span></text:p>
      <text:p text:style-name="P33">Response: </text:p>
      <text:p text:style-name="P31"/>
      <text:p text:style-name="P28">Postman request</text:p>
      <text:p text:style-name="P31"/>
      <text:p text:style-name="P30">Detailed description</text:p>
      <text:h text:style-name="P37" text:outline-level="2"><text:bookmark-start text:name="__RefHeading___Toc377_899089803"/>Exercise <text:span text:style-name="T16">6</text:span> – <text:bookmark-end text:name="__RefHeading___Toc377_899089803"/></text:h>
      <text:p text:style-name="P26"><text:span text:style-name="T13">Short </text:span><text:span text:style-name="T12">Description</text:span></text:p>
      <text:p text:style-name="P26"/>
      <text:p text:style-name="P28">Service endpoint</text:p>
      <text:p text:style-name="P31"/>
      <text:p text:style-name="P33"><text:span text:style-name="T10">Request Method:</text:span> <text:span text:style-name="T4">GET</text:span></text:p>
      <text:p text:style-name="P33"><text:soft-page-break/><text:span text:style-name="T10">URL:</text:span> <text:span text:style-name="T4">/rest/</text:span></text:p>
      <text:p text:style-name="P33">Response: </text:p>
      <text:p text:style-name="P31"/>
      <text:p text:style-name="P28">Postman request</text:p>
      <text:p text:style-name="P31"/>
      <text:p text:style-name="P30">Detailed descriptio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4:37:45.026364054</meta:creation-date>
    <dc:date>2018-08-23T17:47:58.346628383</dc:date>
    <meta:editing-duration>PT49M44S</meta:editing-duration>
    <meta:editing-cycles>11</meta:editing-cycles>
    <meta:generator>LibreOffice/5.1.6.2$Linux_X86_64 LibreOffice_project/10m0$Build-2</meta:generator>
    <meta:document-statistic meta:table-count="0" meta:image-count="0" meta:object-count="0" meta:page-count="5" meta:paragraph-count="100" meta:word-count="850" meta:character-count="5516" meta:non-whitespace-character-count="4746"/>
  </office:meta>
</office:document-meta>
</file>